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basic-url-snippet"/>https://mybinder.org/v2/gh/rbomboy/glouton/2fc6f7c3e2631591e03dcd377b9a6e270640f25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1:00:28.411069216</meta:creation-date>
    <dc:date>2020-04-27T01:52:18.983560574</dc:date>
    <meta:editing-duration>PT41M40S</meta:editing-duration>
    <meta:editing-cycles>1</meta:editing-cycles>
    <meta:document-statistic meta:table-count="0" meta:image-count="0" meta:object-count="0" meta:page-count="1" meta:paragraph-count="1" meta:word-count="1" meta:character-count="83" meta:non-whitespace-character-count="83"/>
    <meta:generator>LibreOffice/6.0.7.3$Linux_X86_64 LibreOffice_project/00m0$Build-3</meta:generator>
  </office:meta>
</office:document-meta>
</file>